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0237d8" officeooo:paragraph-rsid="000237d8"/>
    </style:style>
    <style:style style:name="P2" style:family="paragraph" style:parent-style-name="Title">
      <style:text-properties officeooo:rsid="000237d8" officeooo:paragraph-rsid="000237d8"/>
    </style:style>
    <style:style style:name="P3" style:family="paragraph" style:parent-style-name="Text_20_body">
      <style:text-properties officeooo:rsid="000424be" officeooo:paragraph-rsid="000424be"/>
    </style:style>
    <style:style style:name="P4" style:family="paragraph" style:parent-style-name="Text_20_body">
      <style:text-properties officeooo:rsid="0004977b" officeooo:paragraph-rsid="0004977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jet SPDC</text:p>
      <text:p text:style-name="P1"/>
      <text:p text:style-name="P1">L’application projet SPDC a pour objectif de fournir à tout le monde les informations importantes sur leurs représentants élus. Pour fonctionner, elle utilise l’API NosDeputes.fr, qui tire ses données du site de l’Assemblée Nationale.</text:p>
      <text:p text:style-name="P1">Son fonctionnement est simple et intuitif. La page d’accueil affiche une liste des parlementaires, avec le préfixe (MP), suivi à la fin des groupes, avec le préfixe (GRP). L’utilisateur a à sa disposition une barre de recherche pour trouver le parlementaire/groupe qu’il recherche. Pour accéder à ses informations, il lui suffit de cliquer sur un élément de la liste.</text:p>
      <text:p text:style-name="P1">Dans le cas d’un parlementaire, ses informations de base, de contact, ses votes ainsi que sa photo seront affichées. Si la connexion à Internet n’est plus disponible lors de ce chargement, une image représentant le petit père des peuples est affichée. L’utilisateur a la possibilité de scroller sur les votes, d’ajouter ou retirer son parlementaire des favoris et de cliquer sur le nom de son groupe pour y accéder.</text:p>
      <text:p text:style-name="P1">L’affichage d’un groupe est différent. On y retrouve le nom ainsi que l’acronyme, suivis de la liste des parlementaires composant ce groupe. Cette liste est du même type que celle de l’accueil (une ListView) et agit de la même manière. Quand on clique sur un élément, il est chargé. Le groupe peut aussi être ajouter ou retirer des favoris.</text:p>
      <text:p text:style-name="P1">À droite de la Toolbar se trouve un menu accessible en cliquant sur l’icône en question. Elle l’affiche 2 options : Favoris et À propos. La première charge une vue Favoris dans laquelle on retrouvera les parlementaires et groupes que l’on a précédemment ajouté. On peut charger chacun en cliquant sur leur nom ou bien les retirer grâce au bouton. L’option « À propos » permet de charger une simple vue qui décrit en 2 phrases l’application.</text:p>
      <text:p text:style-name="P3">Il est à noter qui si la connexion n’est pas accessible au lancement de l’application, cette dernière attendra que le Broadcast Receiver CONNECTIVITY_CHANGE lui signale qui la connexion est revenue. Grâce à ça, l’application pourra charger la liste des parlementaires et des groupes.</text:p>
      <text:p text:style-name="P4">Il est possible d’appeler un député en appuyant sur le bouton (si le député à mis un numéro). Le bouton s’active ou se désactive rn fonction du mode d’avion via un broadcast receiver. Il est aussi possible d’envoyer un mail, aller sur les sites députés et d’ouvrir google map.</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4-09T10:47:32.551038423</meta:creation-date>
    <dc:date>2024-04-10T10:53:02.551000000</dc:date>
    <meta:editing-duration>PT1H39M</meta:editing-duration>
    <meta:editing-cycles>2</meta:editing-cycles>
    <meta:generator>LibreOffice/7.1.1.2$Windows_X86_64 LibreOffice_project/fe0b08f4af1bacafe4c7ecc87ce55bb426164676</meta:generator>
    <meta:document-statistic meta:table-count="0" meta:image-count="0" meta:object-count="0" meta:page-count="1" meta:paragraph-count="8" meta:word-count="392" meta:character-count="2366" meta:non-whitespace-character-count="1982"/>
  </office:meta>
</office:document-meta>
</file>